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a415" officeooo:paragraph-rsid="0017a415"/>
    </style:style>
    <style:style style:name="P2" style:family="paragraph" style:parent-style-name="Standard">
      <style:text-properties officeooo:rsid="0017a415" officeooo:paragraph-rsid="00194354"/>
    </style:style>
    <style:style style:name="P3" style:family="paragraph" style:parent-style-name="Standard">
      <style:text-properties officeooo:rsid="00194354" officeooo:paragraph-rsid="00194354"/>
    </style:style>
    <style:style style:name="T1" style:family="text">
      <style:text-properties officeooo:rsid="001943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 – Write up Report</text:p>
      <text:p text:style-name="P1">San Diego State University </text:p>
      <text:p text:style-name="P1"/>
      <text:p text:style-name="P1">Team Members and Contributions</text:p>
      <text:p text:style-name="P1">1. Htet Hnin Su Wai : <text:span text:style-name="T1">Lead contributer for Host Machine Set Up and Kernel Compilation</text:span></text:p>
      <text:p text:style-name="P1">2. Martina Azabo : <text:span text:style-name="T1">Former Host Machine owner <text:s/>and led the raspberry pi configuration and serial connection set up</text:span></text:p>
      <text:p text:style-name="P1">3. Manuela Mirando : <text:span text:style-name="T1">Looked up resources and assisted with kernel customization and installation</text:span></text:p>
      <text:p text:style-name="P1"><text:s/></text:p>
      <text:p text:style-name="P1">This report outlines the set up process for the development environment needed for the remaining projects in this CS 596 class. The project focuses on configuring Raspberry Pi as a target device while utilizing an x86 machine as the host for kernel development. The instructions provided guided us through the installation of a Linux based environment, the connection to the Raspberry Pi and the necessary configurations for kernel compilation. </text:p>
      <text:p text:style-name="P1"/>
      <text:p text:style-name="P2"><text:span text:style-name="T1">In the process of getting this project done, our team ran into a lot of roadblocks including errors in compilation and SD Card getting full of storage to the point we had to reflash it completely but we worked through it by communicating with the professor and with ourselves. We moved to a new machine (Mac from Windows) and restarted since the beginning. </text:span></text:p>
      <text:p text:style-name="P2"/>
      <text:p text:style-name="P2"><text:span text:style-name="T1">All the team members were heavily involved in troubleshooting the raspberry pi by looking up resources on YouTube and documentations to make sure we were on the right track. </text:span><text:s/><text:span text:style-name="T1">As stated above we also led each other on different parts of the project to make sure we were all contributing to this project. </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01T06:57:54.639565308</meta:creation-date>
    <dc:date>2024-10-01T07:15:11.376364928</dc:date>
    <meta:editing-duration>PT7M6S</meta:editing-duration>
    <meta:editing-cycles>1</meta:editing-cycles>
    <meta:document-statistic meta:table-count="0" meta:image-count="0" meta:object-count="0" meta:page-count="1" meta:paragraph-count="10" meta:word-count="247" meta:character-count="1484" meta:non-whitespace-character-count="1238"/>
    <meta:generator>LibreOffice/6.4.7.2$Linux_AARCH64 LibreOffice_project/40$Build-2</meta:generator>
  </office:meta>
</office:document-meta>
</file>